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.53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11pt double #000000" style:border-line-width-bottom="0.02mm 0.35mm 0.02mm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solid" draw:stroke-dash="Fine_20_Dashed" svg:stroke-width="0.4mm" svg:stroke-color="#000000" draw:marker-start="" draw:marker-start-width="2.6mm" draw:marker-start-center="false" draw:marker-end="" draw:marker-end-width="2.6mm" draw:marker-end-center="false" draw:fill="none" draw:fill-color="#cfe7f5" draw:textarea-horizontal-align="justify" draw:textarea-vertical-align="middle" fo:padding-top="1.45mm" fo:padding-bottom="1.45mm" fo:padding-left="2.7mm" fo:padding-right="2.7mm" draw:shadow="hidden" draw:shadow-offset-x="2mm" draw:shadow-offset-y="2m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cfe7f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istance à la côté (m)</text:p>
          </table:table-cell>
          <table:table-cell office:value-type="string" calcext:value-type="string">
            <text:p>altitude min (cm)</text:p>
          </table:table-cell>
          <table:table-cell office:value-type="string" calcext:value-type="string">
            <text:p>altitude max (cm)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 table:number-columns-spanned="3" table:number-rows-spanned="3">
            <text:p>l'altitude min et max correspondent à l'imprécision des mesures</text:p>
          </table:table-cell>
          <table:covered-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2]+10" office:value-type="float" office:value="30" calcext:value-type="float">
            <text:p>30</text:p>
          </table:table-cell>
          <table:table-cell table:formula="of:=[.C2]+15" office:value-type="float" office:value="35" calcext:value-type="float">
            <text:p>35</text:p>
          </table:table-cell>
          <table:table-cell table:number-columns-repeated="2"/>
          <table:covered-table-cell table:number-columns-repeated="3"/>
        </table:table-row>
        <table:table-row table:style-name="ro2">
          <table:table-cell table:formula="of:=[.A3]+10" office:value-type="float" office:value="15" calcext:value-type="float">
            <text:p>15</text:p>
          </table:table-cell>
          <table:table-cell table:formula="of:=[.B3]-5" office:value-type="float" office:value="25" calcext:value-type="float">
            <text:p>25</text:p>
          </table:table-cell>
          <table:table-cell table:formula="of:=[.C3]-10" office:value-type="float" office:value="25" calcext:value-type="float">
            <text:p>25</text:p>
          </table:table-cell>
          <table:table-cell table:number-columns-repeated="2"/>
          <table:covered-table-cell table:number-columns-repeated="3"/>
        </table:table-row>
        <table:table-row table:style-name="ro2">
          <table:table-cell table:formula="of:=[.A4]+5" office:value-type="float" office:value="20" calcext:value-type="float">
            <text:p>20</text:p>
          </table:table-cell>
          <table:table-cell table:formula="of:=[.B4]+15" office:value-type="float" office:value="40" calcext:value-type="float">
            <text:p>40</text:p>
          </table:table-cell>
          <table:table-cell table:formula="of:=[.C4]+15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table:style-name="ce1" table:formula="of:=[.A5]+5" office:value-type="float" office:value="25" calcext:value-type="float">
            <text:p>25</text:p>
          </table:table-cell>
          <table:table-cell table:style-name="ce1" table:formula="of:=[.B5]-5" office:value-type="float" office:value="35" calcext:value-type="float">
            <text:p>35</text:p>
          </table:table-cell>
          <table:table-cell table:style-name="ce1" table:formula="of:=[.C5]-10" office:value-type="float" office:value="30" calcext:value-type="float">
            <text:p>30</text:p>
          </table:table-cell>
          <table:table-cell office:value-type="string" calcext:value-type="string" table:number-columns-spanned="1" table:number-rows-spanned="2">
            <text:p>limite de la sansouïre</text:p>
          </table:table-cell>
          <table:table-cell table:number-columns-repeated="4"/>
        </table:table-row>
        <table:table-row table:style-name="ro2">
          <table:table-cell table:formula="of:=[.A6]+15" office:value-type="float" office:value="40" calcext:value-type="float">
            <text:p>40</text:p>
          </table:table-cell>
          <table:table-cell table:formula="of:=[.B6]+15" office:value-type="float" office:value="50" calcext:value-type="float">
            <text:p>50</text:p>
          </table:table-cell>
          <table:table-cell table:formula="of:=[.C6]+25" office:value-type="float" office:value="55" calcext:value-type="float">
            <text:p>55</text:p>
          </table:table-cell>
          <table:covered-table-cell/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3">
          <table:table-cell>
            <draw:frame table:end-cell-address="Feuille1.J14" table:end-x="11.68mm" table:end-y="4.79mm" draw:z-index="0" draw:style-name="gr1" draw:text-style-name="P1" svg:width="214.11mm" svg:height="32.04mm" svg:x="1.47mm" svg:y="5.03mm">
              <loext:p draw:notify-on-update-of-ranges="Feuille1.A2:Feuille1.A7 Feuille1.A2:Feuille1.A7 Feuille1.B1:Feuille1.B1 Feuille1.B2:Feuille1.B7 Feuille1.A2:Feuille1.A7 Feuille1.C1:Feuille1.C1 Feuille1.C2:Feuille1.C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3">
          <table:table-cell table:number-columns-repeated="5"/>
          <table:table-cell>
            <draw:g table:end-cell-address="Feuille1.F13" table:end-x="20.85mm" table:end-y="2.16mm" draw:z-index="1">
              <draw:line draw:style-name="gr2" draw:text-style-name="P2" svg:x1="20.09mm" svg:y1="23.7mm" svg:x2="20.09mm" svg:y2="3.64mm">
                <text:p/>
              </draw:line>
              <draw:line draw:style-name="gr2" draw:text-style-name="P2" svg:x1="20.87mm" svg:y1="23.7mm" svg:x2="20.87mm" svg:y2="3.64mm">
                <text:p/>
              </draw:line>
            </draw:g>
          </table:table-cell>
          <table:table-cell table:number-columns-repeated="2"/>
        </table:table-row>
        <table:table-row table:style-name="ro3" table:number-rows-repeated="1048566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euille2" table:style-name="ta1" table:print="false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family="Constantia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>
      <style:text-properties style:font-name="Constantia" fo:font-family="Constantia" style:font-style-name="Normal" style:font-family-generic="roman" style:font-pitch="variable" fo:font-size="14pt" fo:font-style="normal" fo:font-weight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ashed" draw:display-name="Fine Dashed" draw:style="rect" draw:dots1="1" draw:dots1-length="5.08mm" draw:dots2="1" draw:dots2-length="5.08mm" draw:distance="5.08mm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6">00/00/0000</text:date>, <text:time style:data-style-name="N2" text:time-value="11:56:04.7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21:05:47.02</meta:creation-date>
    <meta:editing-duration>PT3H55M27S</meta:editing-duration>
    <meta:editing-cycles>7</meta:editing-cycles>
    <meta:generator>LibreOffice/5.4.1.2$Windows_x86 LibreOffice_project/ea7cb86e6eeb2bf3a5af73a8f7777ac570321527</meta:generator>
    <meta:initial-creator>Silène Godard-Cadillac</meta:initial-creator>
    <dc:date>2017-11-06T11:54:03.558000000</dc:date>
    <meta:document-statistic meta:table-count="3" meta:cell-count="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4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="none" draw:fill-color="#000000" draw:fill-hatch-name="Black_5f_5f_5f_20_5f_5f_5f_0_5f_5f_5f_20_5f_5f_5f_Degrees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00" draw:fill="none" draw:fill-color="#000000" draw:fill-hatch-name="Black_20_90_20_Degrees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5cm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12cm" svg:height="3.205cm" xlink:href=".." xlink:type="simple" chart:class="chart:scatter" chart:column-mapping="0 1" chart:style-name="ch1">
        <chart:plot-area chart:style-name="ch2" table:cell-range-address="Feuille1.A2:Feuille1.C7 Feuille1.B1:Feuille1.C1" chart:data-source-has-labels="both" svg:x="0.055cm" svg:y="0.249cm" svg:width="20.807cm" svg:height="2.765cm">
          <chartooo:coordinate-region svg:x="0.676cm" svg:y="0.422cm" svg:width="19.999cm" svg:height="1.998cm"/>
          <chart:axis chart:dimension="x" chart:name="primary-x" chart:style-name="ch3" chartooo:axis-type="auto">
            <chart:categories table:cell-range-address="Feuille1.A2:Feuille1.A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4"/>
          <chart:series chart:attached-axis="primary-y" chart:style-name="ch6" chart:values-cell-range-address="Feuille1.B2:Feuille1.B7" chart:label-cell-address="Feuille1.B1:Feuille1.B1" chart:class="chart:scatter">
            <chart:domain table:cell-range-address="Feuille1.A2:Feuille1.A7"/>
            <chart:data-point chart:repeated="6"/>
          </chart:series>
          <chart:series chart:attached-axis="secondary-y" chart:style-name="ch7" chart:values-cell-range-address="Feuille1.C2:Feuille1.C7" chart:label-cell-address="Feuille1.C1:Feuille1.C1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ltitude min (cm)</text:p>
                <draw:g>
                  <svg:desc>Feuille1.B1:Feuille1.B1</svg:desc>
                </draw:g>
              </table:table-cell>
              <table:table-cell office:value-type="string">
                <text:p>altitude max (cm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A2:Feuille1.A7</svg:desc>
                </draw:g>
              </table:table-cell>
              <table:table-cell office:value-type="float" office:value="0">
                <text:p>0</text:p>
                <draw:g>
                  <svg:desc>Feuille1.A2:Feuille1.A7</svg:desc>
                </draw:g>
              </table:table-cell>
              <table:table-cell office:value-type="float" office:value="20">
                <text:p>20</text:p>
                <draw:g>
                  <svg:desc>Feuille1.B2:Feuille1.B7</svg:desc>
                </draw:g>
              </table:table-cell>
              <table:table-cell office:value-type="float" office:value="20">
                <text:p>20</text:p>
                <draw:g>
                  <svg:desc>Feuille1.C2:Feuille1.C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hatch draw:name="Black_5f_5f_5f_20_5f_5f_5f_0_5f_5f_5f_20_5f_5f_5f_Degrees" draw:display-name="Black_5f_20_5f_0_5f_20_5f_Degrees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